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5.45cm" fo:min-width="8.1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976cm" fo:min-width="3.725cm"/>
    </style:style>
    <style:style style:name="gr3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0.5cm" svg:height="7.6cm" svg:x="1.2cm" svg:y="1.5cm">
          <text:p text:style-name="P1">Population<text:line-break/>(taille large &amp;<text:line-break/>paramètres<text:line-break/>inconnus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2" draw:id="id2" draw:layer="layout" svg:width="5.3cm" svg:height="4.3cm" svg:x="14.1cm" svg:y="4cm">
          <text:p text:style-name="P1">Échantillon<text:line-break/>(petite taille &amp;</text:p>
          <text:p text:style-name="P1">paramètres<text:line-break/>calculables)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3" draw:layer="layout" draw:type="curve" draw:line-skew="0cm -0.511cm" svg:x1="11.7cm" svg:y1="4.35cm" svg:x2="17.288cm" svg:y2="4cm" draw:start-shape="id1" draw:start-glue-point="9" draw:end-shape="id2" draw:end-glue-point="4" svg:d="M11700 4350c1801 0 1500-681 2447-1148s3141-720 3141 798" svg:viewBox="0 0 5589 1509">
          <text:p text:style-name="P1"><text:s text:c="13"/>Échantillonnage<text:line-break/><text:line-break/><text:line-break/><text:line-break/></text:p>
        </draw:connector>
        <draw:connector draw:style-name="gr3" draw:text-style-name="P3" draw:layer="layout" draw:type="curve" draw:line-skew="0.074cm" svg:x1="16.212cm" svg:y1="8.3cm" svg:x2="5.5cm" svg:y2="9.1cm" draw:start-shape="id2" draw:start-glue-point="7" draw:end-shape="id1" draw:end-glue-point="7" svg:d="M16212 8300c0 2064-10712 1664-10712 800" svg:viewBox="0 0 10713 1504">
          <text:p text:style-name="P1"><text:line-break/><text:line-break/><text:line-break/><text:line-break/>Inférence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Grosjean</meta:initial-creator>
    <meta:creation-date>2018-11-12T20:50:28.508149422</meta:creation-date>
    <dc:date>2018-11-12T21:04:57.883931119</dc:date>
    <dc:creator>Philippe Grosjean</dc:creator>
    <meta:editing-duration>PT12M9S</meta:editing-duration>
    <meta:editing-cycles>2</meta:editing-cycles>
    <meta:generator>LibreOffice/6.0.3.2$MacOSX_X86_64 LibreOffice_project/8f48d515416608e3a835360314dac7e47fd0b821</meta:generator>
    <meta:document-statistic meta:object-count="4"/>
  </office:meta>
</office:document-meta>
</file>